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
  <manifest:file-entry manifest:full-path="Pictures/20000380000063AF00002714949A0899F62549E2.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Heading_20_3" style:master-page-name="">
      <style:paragraph-properties style:page-number="auto" fo:break-before="page"/>
    </style:style>
    <style:style style:name="P75" style:family="paragraph" style:parent-style-name="Standard" style:list-style-name="L23"/>
    <style:style style:name="P76" style:family="paragraph" style:parent-style-name="Standard" style:list-style-name="L31"/>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3.oxt&#13;Update file created : Kinovar-L.update.xml&#13;&#13;10.09.2021 11:59: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Kinovar</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08203906"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590430856" text:style-name="L2">
        <text:list-item>
          <text:p text:style-name="P41">Version 2.1.0 :</text:p>
        </text:list-item>
      </text:list>
      <text:list xml:id="list273240317"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115931959709613" text:continue-list="list1590430856" text:style-name="L2">
        <text:list-item>
          <text:p text:style-name="P41">Version 2.0.0 :</text:p>
        </text:list-item>
      </text:list>
      <text:list xml:id="list2805849177"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115931474766242" text:continue-list="list115931959709613" text:style-name="L2">
        <text:list-item>
          <text:p text:style-name="P41">Version 1.5.3 :</text:p>
        </text:list-item>
      </text:list>
      <text:list xml:id="list604756484"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115932890540302" text:continue-list="list115931474766242"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31163596"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67116122"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45201428"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46836671"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01505670"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078758987"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2441582736"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59067598"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129558383"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35460703" text:style-name="L15">
        <text:list-item>
          <text:p text:style-name="P54">Arg1 : <text:span text:style-name="InstructionMacro">String</text:span> : mandatory, type of control used for the button</text:p>
        </text:list-item>
      </text:list>
      <text:list xml:id="list3896771578"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20774905"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9666108"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30912537"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02524180"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42674529"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67689504"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331462257" text:style-name="L23">
        <text:list-item text:start-value="1">
          <text:p text:style-name="P7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97058974"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492443282"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126840507"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692900456"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672764015"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2201701"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61664268"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605659796" text:style-name="L31">
        <text:list-item text:start-value="1">
          <text:p text:style-name="P7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5962927"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8429419"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6274779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8779225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560712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593351987961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9434434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28805769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180121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5933715737755" text:continue-list="list106274779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5933606721843" text:continue-list="list11593351987961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15932853159057" text:continue-list="list11593371573775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5933650844493" text:continue-list="list11593285315905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15934388029874" text:continue-list="list51801219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5933486141564" text:continue-list="list11593360672184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593289376245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593402429777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15933029433152" text:continue-list="list11593365084449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15933018033696" text:continue-list="list199434434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5934373498410" text:continue-list="list11593302943315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1593422447008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593362426177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15934675377917" text:continue-list="list11593438802987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5934444112215" text:continue-list="list11593402429777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593324149827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593311074044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15933255565283" text:continue-list="list11593362426177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15933600168945" text:continue-list="list11593301803369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5934860707564" text:continue-list="list11593325556528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1593305793546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3")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